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15" manifest:media-type=""/>
  <manifest:file-entry manifest:full-path="ObjectReplacements/Object 46" manifest:media-type=""/>
  <manifest:file-entry manifest:full-path="ObjectReplacements/Object 13" manifest:media-type="application/x-openoffice-gdimetafile;windows_formatname=&quot;GDIMetaFile&quot;"/>
  <manifest:file-entry manifest:full-path="ObjectReplacements/Object 41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"/>
  <manifest:file-entry manifest:full-path="ObjectReplacements/Object 14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"/>
  <manifest:file-entry manifest:full-path="ObjectReplacements/Object 23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12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2d02a8" officeooo:paragraph-rsid="002d02a8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09df09" officeooo:paragraph-rsid="00318150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2808ce" officeooo:paragraph-rsid="002808ce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4e557b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3f6400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05867f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paragraph-rsid="003e8efd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paragraph-rsid="0040a1d0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4fb00e" officeooo:paragraph-rsid="004fb00e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2a6147" officeooo:paragraph-rsid="0040a1d0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34a6ff" officeooo:paragraph-rsid="0040a1d0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34a6ff" officeooo:paragraph-rsid="0034a6ff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0dcff7" officeooo:paragraph-rsid="003f6400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0dcff7" officeooo:paragraph-rsid="0034a6ff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0dcff7" officeooo:paragraph-rsid="003b8f35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3b8f35" officeooo:paragraph-rsid="003b8f35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3b0cea" officeooo:paragraph-rsid="003b8f35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3e3770" officeooo:paragraph-rsid="003e3770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3777b5" officeooo:paragraph-rsid="003b8f35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14799b" officeooo:paragraph-rsid="000dcff7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2ed0b3" officeooo:paragraph-rsid="002ed0b3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2dff33" officeooo:paragraph-rsid="002dff33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2e326b" officeooo:paragraph-rsid="002e326b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fo:font-style="normal" fo:font-weight="normal" officeooo:rsid="00513ac2" officeooo:paragraph-rsid="00513ac2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513ac2" officeooo:paragraph-rsid="00513ac2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51e933" officeooo:paragraph-rsid="0051e933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299d2c" officeooo:paragraph-rsid="00299d2c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4861f5" officeooo:paragraph-rsid="0013271e" style:font-name-asian="Times New Roman" style:font-size-asian="12pt" style:font-name-complex="Times New Roman" style:font-size-complex="12pt"/>
    </style:style>
    <style:style style:name="P30" style:family="paragraph" style:parent-style-name="Standard" style:master-page-name="Standard">
      <style:paragraph-properties fo:line-height="150%" style:page-number="auto"/>
      <style:text-properties style:font-name="Liberation Serif" fo:font-size="12pt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513ac2" officeooo:paragraph-rsid="0055a54f" style:font-name-asian="Liberation Serif1" style:font-size-asian="12pt" style:font-name-complex="Liberation Serif1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4861f5" officeooo:paragraph-rsid="002e326b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048d92" officeooo:paragraph-rsid="0055a54f" style:font-size-asian="12pt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rsid="004e557b" officeooo:paragraph-rsid="0055a54f" style:font-size-asian="12pt" style:font-size-complex="12pt"/>
    </style:style>
    <style:style style:name="P35" style:family="paragraph" style:parent-style-name="Standard">
      <style:paragraph-properties fo:line-height="150%"/>
      <style:text-properties style:font-name="Liberation Serif" fo:font-size="12pt" officeooo:paragraph-rsid="0055a54f" style:font-size-asian="12pt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officeooo:paragraph-rsid="0057274b" style:font-size-asian="12pt" style:font-size-complex="12pt"/>
    </style:style>
    <style:style style:name="P37" style:family="paragraph" style:parent-style-name="Standard">
      <style:paragraph-properties fo:line-height="150%"/>
      <style:text-properties style:font-name="Liberation Serif" fo:font-size="12pt" officeooo:rsid="002808ce" officeooo:paragraph-rsid="0055a54f" style:font-size-asian="12pt" style:font-size-complex="12pt"/>
    </style:style>
    <style:style style:name="P38" style:family="paragraph" style:parent-style-name="Standard">
      <style:paragraph-properties fo:line-height="150%"/>
      <style:text-properties style:font-name="Liberation Serif" fo:font-size="12pt" officeooo:rsid="002dff33" officeooo:paragraph-rsid="0056f6fc" style:font-size-asian="12pt" style:font-size-complex="12pt"/>
    </style:style>
    <style:style style:name="P39" style:family="paragraph" style:parent-style-name="Standard">
      <style:paragraph-properties fo:line-height="150%"/>
      <style:text-properties style:font-name="Liberation Serif" fo:font-size="12pt" officeooo:rsid="002dff33" officeooo:paragraph-rsid="002dff33" style:font-size-asian="12pt" style:font-size-complex="12pt"/>
    </style:style>
    <style:style style:name="P40" style:family="paragraph" style:parent-style-name="Standard">
      <style:paragraph-properties fo:line-height="150%"/>
      <style:text-properties style:font-name="Liberation Serif" fo:font-size="12pt" officeooo:rsid="0056f6fc" officeooo:paragraph-rsid="0056f6fc" style:font-size-asian="12pt" style:font-size-complex="12pt"/>
    </style:style>
    <style:style style:name="P41" style:family="paragraph" style:parent-style-name="Standard">
      <style:paragraph-properties fo:line-height="150%"/>
      <style:text-properties style:font-name="Liberation Serif" fo:font-size="12pt" officeooo:rsid="003b8f35" officeooo:paragraph-rsid="003b8f35" style:font-size-asian="12pt" style:font-size-complex="12pt"/>
    </style:style>
    <style:style style:name="P42" style:family="paragraph" style:parent-style-name="Standard">
      <style:paragraph-properties fo:line-height="150%"/>
      <style:text-properties style:font-name="Liberation Serif" fo:font-size="12pt" officeooo:rsid="003777b5" officeooo:paragraph-rsid="0057274b" style:font-size-asian="12pt" style:font-size-complex="12pt"/>
    </style:style>
    <style:style style:name="P43" style:family="paragraph" style:parent-style-name="Standard">
      <style:paragraph-properties fo:line-height="150%"/>
      <style:text-properties officeooo:paragraph-rsid="0055a54f"/>
    </style:style>
    <style:style style:name="T1" style:family="text">
      <style:text-properties officeooo:rsid="0009df09" style:font-name-asian="Times New Roman1" style:font-name-complex="Times New Roman1"/>
    </style:style>
    <style:style style:name="T2" style:family="text">
      <style:text-properties officeooo:rsid="000dcff7"/>
    </style:style>
    <style:style style:name="T3" style:family="text">
      <style:text-properties officeooo:rsid="00162d92"/>
    </style:style>
    <style:style style:name="T4" style:family="text">
      <style:text-properties officeooo:rsid="00298d75"/>
    </style:style>
    <style:style style:name="T5" style:family="text">
      <style:text-properties officeooo:rsid="002c3280"/>
    </style:style>
    <style:style style:name="T6" style:family="text">
      <style:text-properties officeooo:rsid="002dff33"/>
    </style:style>
    <style:style style:name="T7" style:family="text">
      <style:text-properties officeooo:rsid="00318150"/>
    </style:style>
    <style:style style:name="T8" style:family="text">
      <style:text-properties officeooo:rsid="00352f75"/>
    </style:style>
    <style:style style:name="T9" style:family="text">
      <style:text-properties officeooo:rsid="003623c9"/>
    </style:style>
    <style:style style:name="T10" style:family="text">
      <style:text-properties officeooo:rsid="0037b9b4"/>
    </style:style>
    <style:style style:name="T11" style:family="text">
      <style:text-properties officeooo:rsid="003b8f35"/>
    </style:style>
    <style:style style:name="T12" style:family="text">
      <style:text-properties officeooo:rsid="003e8efd"/>
    </style:style>
    <style:style style:name="T13" style:family="text">
      <style:text-properties officeooo:rsid="003f6400"/>
    </style:style>
    <style:style style:name="T14" style:family="text">
      <style:text-properties officeooo:rsid="0040a1d0"/>
    </style:style>
    <style:style style:name="T15" style:family="text">
      <style:text-properties officeooo:rsid="0049287d"/>
    </style:style>
    <style:style style:name="T16" style:family="text">
      <style:text-properties officeooo:rsid="004a7ba3"/>
    </style:style>
    <style:style style:name="T17" style:family="text">
      <style:text-properties officeooo:rsid="004d433e"/>
    </style:style>
    <style:style style:name="T18" style:family="text">
      <style:text-properties style:font-name-asian="Liberation Serif1" style:font-name-complex="Liberation Serif1"/>
    </style:style>
    <style:style style:name="T19" style:family="text">
      <style:text-properties officeooo:rsid="00513ac2" style:font-name-asian="Liberation Serif1" style:font-name-complex="Liberation Serif1"/>
    </style:style>
    <style:style style:name="T20" style:family="text">
      <style:text-properties officeooo:rsid="00162d92" style:font-name-asian="Liberation Serif1" style:font-name-complex="Liberation Serif1"/>
    </style:style>
    <style:style style:name="T21" style:family="text">
      <style:text-properties officeooo:rsid="004e557b" style:font-name-asian="Liberation Serif1" style:font-name-complex="Liberation Serif1"/>
    </style:style>
    <style:style style:name="T22" style:family="text">
      <style:text-properties style:font-name="Liberation Serif" fo:font-size="12pt" fo:font-style="normal" fo:font-weight="normal" officeooo:rsid="00513ac2" style:font-name-asian="Liberation Serif1" style:font-size-asian="12pt" style:font-style-asian="normal" style:font-weight-asian="normal" style:font-name-complex="Liberation Serif1" style:font-size-complex="12pt"/>
    </style:style>
    <style:style style:name="T23" style:family="text">
      <style:text-properties style:font-name="Liberation Serif" fo:font-size="12pt" fo:font-style="normal" fo:font-weight="normal" officeooo:rsid="004fb00e" style:font-name-asian="Liberation Serif1" style:font-size-asian="12pt" style:font-style-asian="normal" style:font-weight-asian="normal" style:font-name-complex="Liberation Serif1" style:font-size-complex="12pt"/>
    </style:style>
    <style:style style:name="T24" style:family="text">
      <style:text-properties style:font-name="Liberation Serif" fo:font-size="12pt" fo:font-style="normal" fo:font-weight="normal" officeooo:rsid="0051ba0a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style="normal" fo:font-weight="normal" officeooo:rsid="00513ac2" style:font-name-asian="Liberation Serif1" style:font-style-asian="normal" style:font-weight-asian="normal" style:font-name-complex="Liberation Serif1"/>
    </style:style>
    <style:style style:name="T26" style:family="text">
      <style:text-properties fo:font-style="normal" fo:font-weight="normal" officeooo:rsid="0051ba0a" style:font-name-asian="Liberation Serif1" style:font-style-asian="normal" style:font-weight-asian="normal" style:font-name-complex="Liberation Serif1"/>
    </style:style>
    <style:style style:name="T27" style:family="text">
      <style:text-properties style:font-name="Liberation Mono" fo:font-size="11pt" fo:font-style="normal" fo:font-weight="normal" officeooo:rsid="00513ac2" style:font-name-asian="Liberation Serif1" style:font-size-asian="11pt" style:font-style-asian="normal" style:font-weight-asian="normal" style:font-name-complex="Liberation Serif1" style:font-size-complex="12pt"/>
    </style:style>
    <style:style style:name="T28" style:family="text">
      <style:text-properties officeooo:rsid="004fb00e"/>
    </style:style>
    <style:style style:name="T29" style:family="text">
      <style:text-properties officeooo:rsid="0055a54f"/>
    </style:style>
    <style:style style:name="T30" style:family="text">
      <style:text-properties officeooo:rsid="0056f6fc"/>
    </style:style>
    <style:style style:name="T31" style:family="text">
      <style:text-properties officeooo:rsid="0057274b"/>
    </style:style>
    <style:style style:name="T32" style:family="text">
      <style:text-properties officeooo:rsid="003b0ce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erfect Numbers</text:p>
      <text:p text:style-name="P4"/>
      <text:p text:style-name="P1"><text:span text:style-name="T17">E</text:span>xample <text:span text:style-name="T17">1</text:span></text:p>
      <text:p text:style-name="P34">The factors of 28 are:</text:p>
      <text:p text:style-name="P34"><text:s/>1, 2, 4, 7, 14<text:tab/><text:tab/><text:tab/><text:tab/><text:span text:style-name="T29">Note: we have included 1 as a factor but not 28</text:span></text:p>
      <text:p text:style-name="P33">The <text:span text:style-name="T7">sum of the factors </text:span>of 28<text:span text:style-name="T6"> is:</text:span></text:p>
      <text:p text:style-name="P33"><draw:frame draw:style-name="fr1" draw:name="Object46" text:anchor-type="as-char" svg:y="-0.377cm" svg:width="3.463cm" svg:height="0.467cm" draw:z-index="3"><draw:object xlink:href="./Object 46" xlink:type="simple" xlink:show="embed" xlink:actuate="onLoad"/><draw:image xlink:href="./ObjectReplacements/Object 46" xlink:type="simple" xlink:show="embed" xlink:actuate="onLoad"/></draw:frame></text:p>
      <text:p text:style-name="P2">So 28 <text:span text:style-name="T29">equals the sum of its factors. So 28 </text:span>is a perfect number.</text:p>
      <text:p text:style-name="P3"/>
      <text:p text:style-name="P3"><text:span text:style-name="T17">E</text:span>xample <text:span text:style-name="T17">2</text:span></text:p>
      <text:p text:style-name="P5"><text:span text:style-name="T1">The factors of</text:span><text:span text:style-name="T1"><draw:frame draw:style-name="fr1" draw:name="Object11" text:anchor-type="as-char" svg:y="-0.437cm" svg:width="1.175cm" svg:height="0.557cm" draw:z-index="0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where</text:span><text:span text:style-name="T19"><draw:frame draw:style-name="fr1" draw:name="Object37" text:anchor-type="as-char" svg:y="-0.377cm" svg:width="0.466cm" svg:height="0.467cm" draw:z-index="4"><draw:object xlink:href="./Object 36" xlink:type="simple" xlink:show="embed" xlink:actuate="onLoad"/><draw:image xlink:href="./ObjectReplacements/Object 36" xlink:type="simple" xlink:show="embed" xlink:actuate="onLoad"/></draw:frame></text:span><text:span text:style-name="T19">is an odd prime, are:</text:span></text:p>
      <text:p text:style-name="P5"><text:span text:style-name="T20"><draw:frame draw:style-name="fr1" draw:name="Object41" text:anchor-type="as-char" svg:y="-0.377cm" svg:width="0.411cm" svg:height="0.467cm" draw:z-index="7"><draw:object xlink:href="./Object 41" xlink:type="simple" xlink:show="embed" xlink:actuate="onLoad"/><draw:image xlink:href="./ObjectReplacements/Object 41" xlink:type="simple" xlink:show="embed" xlink:actuate="onLoad"/></draw:frame></text:span><text:span text:style-name="T20"><text:tab/><text:tab/></text:span><text:span text:style-name="T20"><draw:frame draw:style-name="fr1" draw:name="Object40" text:anchor-type="as-char" svg:y="-0.377cm" svg:width="0.413cm" svg:height="0.467cm" draw:z-index="9"><draw:object xlink:href="./Object 40" xlink:type="simple" xlink:show="embed" xlink:actuate="onLoad"/><draw:image xlink:href="./ObjectReplacements/Object 40" xlink:type="simple" xlink:show="embed" xlink:actuate="onLoad"/></draw:frame></text:span><text:span text:style-name="T20"><text:tab/><text:tab/></text:span><text:span text:style-name="T20"><draw:frame draw:style-name="fr1" draw:name="Object12" text:anchor-type="as-char" svg:y="-0.437cm" svg:width="0.542cm" svg:height="0.527cm" draw:z-index="1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<text:tab/><text:tab/></text:span><text:span text:style-name="T20"><draw:frame draw:style-name="fr1" draw:name="Object13" text:anchor-type="as-char" svg:y="-0.437cm" svg:width="0.543cm" svg:height="0.527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<text:tab/><text:tab/></text:span><text:span text:style-name="T20"><draw:frame draw:style-name="fr1" draw:name="Object7" text:anchor-type="as-char" svg:y="-0.437cm" svg:width="0.556cm" svg:height="0.527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20"><text:tab/><text:tab/></text:span><text:span text:style-name="T20"><draw:frame draw:style-name="fr1" draw:name="Object8" text:anchor-type="as-char" svg:y="-0.437cm" svg:width="0.543cm" svg:height="0.527cm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20"><text:tab/><text:tab/></text:span><text:span text:style-name="T21"><draw:frame draw:style-name="fr1" draw:name="Object9" text:anchor-type="as-char" svg:y="-0.437cm" svg:width="0.547cm" svg:height="0.527cm" draw:z-index="1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0"><text:span text:style-name="T20"><draw:frame draw:style-name="fr1" draw:name="Object10" text:anchor-type="as-char" svg:y="-0.377cm" svg:width="0.466cm" svg:height="0.467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<text:tab/><text:tab/></text:span><text:span text:style-name="T20"><draw:frame draw:style-name="fr1" draw:name="Object14" text:anchor-type="as-char" svg:y="-0.377cm" svg:width="0.721cm" svg:height="0.467cm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<text:tab/><text:tab/></text:span><text:span text:style-name="T18"><draw:frame draw:style-name="fr1" draw:name="Object15" text:anchor-type="as-char" svg:y="-0.437cm" svg:width="0.848cm" svg:height="0.527cm" draw:z-index="20"><draw:object xlink:href="./Object 16" xlink:type="simple" xlink:show="embed" xlink:actuate="onLoad"/><draw:image xlink:href="./ObjectReplacements/Object 16" xlink:type="simple" xlink:show="embed" xlink:actuate="onLoad"/></draw:frame></text:span><text:span text:style-name="T18"><text:tab/><text:tab/></text:span><text:span text:style-name="T18"><draw:frame draw:style-name="fr1" draw:name="Object16" text:anchor-type="as-char" svg:y="-0.437cm" svg:width="0.85cm" svg:height="0.527cm" draw:z-index="21"><draw:object xlink:href="./Object 17" xlink:type="simple" xlink:show="embed" xlink:actuate="onLoad"/><draw:image xlink:href="./ObjectReplacements/Object 17" xlink:type="simple" xlink:show="embed" xlink:actuate="onLoad"/></draw:frame></text:span><text:span text:style-name="T18"><text:tab/><text:tab/></text:span><text:span text:style-name="T18"><draw:frame draw:style-name="fr1" draw:name="Object17" text:anchor-type="as-char" svg:y="-0.437cm" svg:width="0.864cm" svg:height="0.527cm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<text:tab/><text:tab/></text:span><text:span text:style-name="T18"><draw:frame draw:style-name="fr1" draw:name="Object34" text:anchor-type="as-char" svg:y="-0.437cm" svg:width="0.85cm" svg:height="0.527cm" draw:z-index="23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0"><text:span text:style-name="T18">The sum of the factors of</text:span><text:span text:style-name="T18"><draw:frame draw:style-name="fr1" draw:name="Object36" text:anchor-type="as-char" svg:y="-0.437cm" svg:width="1.175cm" svg:height="0.557cm" draw:z-index="2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8">is:</text:span></text:p>
      <text:p text:style-name="P26"><draw:frame draw:style-name="fr1" draw:name="Object38" text:anchor-type="as-char" svg:y="-0.437cm" svg:width="8.56cm" svg:height="0.557cm" draw:z-index="25"><draw:object xlink:href="./Object 37" xlink:type="simple" xlink:show="embed" xlink:actuate="onLoad"/><draw:image xlink:href="./ObjectReplacements/Object 37" xlink:type="simple" xlink:show="embed" xlink:actuate="onLoad"/></draw:frame></text:p>
      <text:p text:style-name="P35"><text:span text:style-name="T19">but:</text:span></text:p>
      <text:p text:style-name="P35"><text:span text:style-name="T25"><draw:frame draw:style-name="fr1" draw:name="Object39" text:anchor-type="as-char" svg:y="-0.437cm" svg:width="5.66cm" svg:height="0.557cm" draw:z-index="26"><draw:object xlink:href="./Object 38" xlink:type="simple" xlink:show="embed" xlink:actuate="onLoad"/><draw:image xlink:href="./ObjectReplacements/Object 38" xlink:type="simple" xlink:show="embed" xlink:actuate="onLoad"/></draw:frame></text:span><text:span text:style-name="T25"><text:tab/><text:tab/><text:tab/><text:tab/></text:span><text:span text:style-name="T26">a geometric series</text:span></text:p>
      <text:p text:style-name="P43"><text:span text:style-name="T22">and:</text:span></text:p>
      <text:p text:style-name="P43"><text:span text:style-name="T27"><draw:frame draw:style-name="fr1" draw:name="Object42" text:anchor-type="as-char" svg:y="-0.437cm" svg:width="5.025cm" svg:height="0.557cm" draw:z-index="27"><draw:object xlink:href="./Object 42" xlink:type="simple" xlink:show="embed" xlink:actuate="onLoad"/><draw:image xlink:href="./ObjectReplacements/Object 42" xlink:type="simple" xlink:show="embed" xlink:actuate="onLoad"/></draw:frame></text:span><text:span text:style-name="T27"><text:tab/><text:tab/><text:tab/><text:tab/><text:tab/></text:span><text:span text:style-name="T24">a geometric series</text:span></text:p>
      <text:p text:style-name="P25"><text:span text:style-name="T29">S</text:span>o t<text:span text:style-name="T28">he sum of the factors of</text:span><text:span text:style-name="T28"><draw:frame draw:style-name="fr1" draw:name="Object43" text:anchor-type="as-char" svg:y="-0.437cm" svg:width="1.175cm" svg:height="0.557cm" draw:z-index="2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8">is:</text:span></text:p>
      <text:p text:style-name="P26"><draw:frame draw:style-name="fr1" draw:name="Object44" text:anchor-type="as-char" svg:y="-0.437cm" svg:width="3.226cm" svg:height="0.557cm" draw:z-index="29"><draw:object xlink:href="./Object 45" xlink:type="simple" xlink:show="embed" xlink:actuate="onLoad"/><draw:image xlink:href="./ObjectReplacements/Object 45" xlink:type="simple" xlink:show="embed" xlink:actuate="onLoad"/></draw:frame></text:p>
      <text:p text:style-name="P31"><text:span text:style-name="T29">I</text:span>f:</text:p>
      <text:p text:style-name="P31"><draw:frame draw:style-name="fr1" draw:name="Object45" text:anchor-type="as-char" svg:y="-0.437cm" svg:width="1.727cm" svg:height="0.527cm" draw:z-index="30"><draw:object xlink:href="./Object 47" xlink:type="simple" xlink:show="embed" xlink:actuate="onLoad"/><draw:image xlink:href="./ObjectReplacements/Object 47" xlink:type="simple" xlink:show="embed" xlink:actuate="onLoad"/></draw:frame></text:p>
      <text:p text:style-name="P43"><text:span text:style-name="T22">then:</text:span></text:p>
      <text:p text:style-name="P43"><text:span text:style-name="T22">t</text:span><text:span text:style-name="T23">he sum of the factors of</text:span><text:span text:style-name="T23"><draw:frame draw:style-name="fr1" draw:name="Object47" text:anchor-type="as-char" svg:y="-0.437cm" svg:width="1.175cm" svg:height="0.557cm" draw:z-index="3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3">is:</text:span></text:p>
      <text:p text:style-name="P26"><draw:frame draw:style-name="fr1" draw:name="Object48" text:anchor-type="as-char" svg:y="-0.437cm" svg:width="10.682cm" svg:height="0.557cm" draw:z-index="3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6">So<draw:frame draw:style-name="fr1" draw:name="Object51" text:anchor-type="as-char" svg:y="-0.437cm" svg:width="1.175cm" svg:height="0.557cm" draw:z-index="40"><draw:object xlink:href="./Object 52" xlink:type="simple" xlink:show="embed" xlink:actuate="onLoad"/><draw:image xlink:href="./ObjectReplacements/Object 52" xlink:type="simple" xlink:show="embed" xlink:actuate="onLoad"/><svg:desc>formula</svg:desc></draw:frame>is a perfect number.</text:p>
      <text:p text:style-name="P27"/>
      <text:p text:style-name="P28">Euclid’<text:span text:style-name="T5">s</text:span> theorem:</text:p>
      <text:p text:style-name="P7"><text:span text:style-name="T13">I</text:span>f<draw:frame draw:style-name="fr1" draw:name="Object4" text:anchor-type="as-char" svg:y="-0.437cm" svg:width="1.109cm" svg:height="0.52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is prime <text:span text:style-name="T3">then</text:span><text:span text:style-name="T3"><draw:frame draw:style-name="fr1" draw:name="Object3" text:anchor-type="as-char" svg:y="-0.437cm" svg:width="2.143cm" svg:height="0.557cm" draw:z-index="4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is an even perfect number.</text:span></text:p>
      <text:p text:style-name="P37"><text:span text:style-name="T16">for </text:span>example:</text:p>
      <text:p text:style-name="P37"><text:span text:style-name="T4"><draw:frame draw:style-name="fr1" draw:name="Object5" text:anchor-type="as-char" svg:y="-0.437cm" svg:width="1.106cm" svg:height="0.527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is prime so</text:span><text:span text:style-name="T4"><draw:frame draw:style-name="fr1" draw:name="Object6" text:anchor-type="as-char" svg:y="-0.437cm" svg:width="1.81cm" svg:height="0.557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is an even perfect number.</text:span></text:p>
      <text:p text:style-name="P8"/>
      <text:p text:style-name="P8">Euler’<text:span text:style-name="T12">s theorem:</text:span></text:p>
      <text:p text:style-name="P8"><text:soft-page-break/><text:span text:style-name="T13">A</text:span>ll even perfect numbers are of the form<draw:frame draw:style-name="fr1" draw:name="Object2" text:anchor-type="as-char" svg:y="-0.437cm" svg:width="2.143cm" svg:height="0.557cm" draw:z-index="11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5">where</text:span><text:span text:style-name="T15"><draw:frame draw:style-name="fr1" draw:name="Object33" text:anchor-type="as-char" svg:y="-0.437cm" svg:width="1.109cm" svg:height="0.527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5">is prime</text:span></text:p>
      <text:p text:style-name="P11">This is much more difficult to prove.</text:p>
      <text:p text:style-name="P12"/>
      <text:p text:style-name="P12">Theorem</text:p>
      <text:p text:style-name="P12"><text:span text:style-name="T11">A</text:span>ll even perfect numbers are triang<text:span text:style-name="T14">le</text:span> numbers</text:p>
      <text:p text:style-name="P12">Proof</text:p>
      <text:p text:style-name="P12"><draw:frame draw:style-name="fr1" draw:name="Object27" text:anchor-type="as-char" svg:y="-0.619cm" svg:width="7.234cm" svg:height="0.998cm" draw:z-index="34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8">which is of the form</text:span><text:span text:style-name="T8"><draw:frame draw:style-name="fr1" draw:name="Object29" text:anchor-type="as-char" svg:y="-0.619cm" svg:width="1.829cm" svg:height="0.998cm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4"/>
      <text:p text:style-name="P14">A conjecture about even perfect numbers:</text:p>
      <text:p text:style-name="P6"><text:span text:style-name="T2"><text:tab/>t</text:span>here are an infinite number of even perfect numbers</text:p>
      <text:p text:style-name="P6"/>
      <text:p text:style-name="P13">Theorem</text:p>
      <text:p text:style-name="P12"><text:span text:style-name="T11">N</text:span>o <text:span text:style-name="T13">odd </text:span>perfect <text:span text:style-name="T14">number is prime</text:span></text:p>
      <text:p text:style-name="P13">Proof</text:p>
      <text:p text:style-name="P9"><text:span text:style-name="T13">If</text:span><text:span text:style-name="T13"><draw:frame draw:style-name="fr1" draw:name="Object22" text:anchor-type="as-char" svg:y="-0.377cm" svg:width="0.466cm" svg:height="0.467cm" draw:z-index="36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is prime then its only factor is:</text:span><text:span text:style-name="T13"><draw:frame draw:style-name="fr1" draw:name="Object24" text:anchor-type="as-char" svg:y="-0.377cm" svg:width="0.411cm" svg:height="0.467cm" draw:z-index="37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3"><text:span text:style-name="T13">I</text:span>f<draw:frame draw:style-name="fr1" draw:name="Object25" text:anchor-type="as-char" svg:y="-0.377cm" svg:width="0.466cm" svg:height="0.467cm" draw:z-index="38"><draw:object xlink:href="./Object 26" xlink:type="simple" xlink:show="embed" xlink:actuate="onLoad"/><draw:image xlink:href="./ObjectReplacements/Object 26" xlink:type="simple" xlink:show="embed" xlink:actuate="onLoad"/></draw:frame>is perfect then<draw:frame draw:style-name="fr1" draw:name="Object26" text:anchor-type="as-char" svg:y="-0.377cm" svg:width="1.028cm" svg:height="0.467cm" draw:z-index="39"><draw:object xlink:href="./Object 27" xlink:type="simple" xlink:show="embed" xlink:actuate="onLoad"/><draw:image xlink:href="./ObjectReplacements/Object 27" xlink:type="simple" xlink:show="embed" xlink:actuate="onLoad"/></draw:frame>and this can’t happen</text:p>
      <text:p text:style-name="P15"/>
      <text:p text:style-name="P17">Theorem</text:p>
      <text:p text:style-name="P17">No <text:span text:style-name="T14">odd perfect number is a </text:span>square</text:p>
      <text:p text:style-name="P17">Proof</text:p>
      <text:p text:style-name="P40">Factors come in pairs (except for 1)</text:p>
      <text:p text:style-name="P36">The factors of 24 are:</text:p>
      <text:p text:style-name="P36">1<text:tab/><text:tab/><text:tab/>2 <text:span text:style-name="T10">and </text:span>12<text:tab/><text:tab/><text:tab/><text:span text:style-name="T10">3 and 8<text:tab/><text:tab/><text:tab/><text:tab/></text:span>4 <text:span text:style-name="T10">and 6</text:span></text:p>
      <text:p text:style-name="P18">So every integer has an <text:span text:style-name="T30">odd</text:span> number of factors. No!</text:p>
      <text:p text:style-name="P36">The factors of 36 are:</text:p>
      <text:p text:style-name="P36">1<text:tab/><text:tab/><text:tab/>2 <text:span text:style-name="T10">and </text:span>18<text:tab/><text:tab/><text:tab/>3 <text:span text:style-name="T10">and </text:span>12<text:tab/><text:tab/><text:tab/>4 <text:span text:style-name="T10">and </text:span>9<text:tab/>6<text:tab/><text:tab/><text:tab/><text:span text:style-name="T9">6</text:span></text:p>
      <text:p text:style-name="P18">36 has an <text:span text:style-name="T31">even</text:span> number of factors because 36 is a square</text:p>
      <text:p text:style-name="P19">So all squares have an <text:span text:style-name="T31">even</text:span> number of factors and all other integers have an <text:span text:style-name="T31">odd</text:span> number of factors.</text:p>
      <text:p text:style-name="P20"/>
      <text:p text:style-name="P18">225 is an odd square</text:p>
      <text:p text:style-name="P42">225 has an <text:span text:style-name="T31">even</text:span> number of factors:</text:p>
      <text:p text:style-name="P42">1<text:tab/><text:tab/><text:tab/>3 and 75<text:tab/><text:tab/><text:tab/>5 and 45<text:tab/><text:tab/><text:tab/>9 and 25<text:tab/><text:tab/><text:tab/>15</text:p>
      <text:p text:style-name="P18"><text:span text:style-name="T12">All t</text:span>he factors <text:span text:style-name="T11">of 225 </text:span>are odd. <text:span text:style-name="T12">So t</text:span>he sum of the factors <text:span text:style-name="T11">of 225</text:span> is <text:span text:style-name="T31">even</text:span>.</text:p>
      <text:p text:style-name="P36"><text:span text:style-name="T32">So 225 is odd but the sum of its factors is even. So 225 cannot be perfect.</text:span></text:p>
      <text:p text:style-name="P36"><text:soft-page-break/><text:span text:style-name="T32">All this applies to any odd square. So no odd square is perfect.</text:span></text:p>
      <text:p text:style-name="P16"/>
      <text:p text:style-name="P21">A conjecture about odd perfect numbers:</text:p>
      <text:p text:style-name="P4"><text:span text:style-name="T2"><text:tab/>o</text:span>dd perfect numbers <text:span text:style-name="T2">do not exist</text:span></text:p>
      <text:p text:style-name="P22"/>
      <text:p text:style-name="P22">Amicable pairs</text:p>
      <text:p text:style-name="P38"><text:span text:style-name="T15">T</text:span>he factors of 220 are:</text:p>
      <text:p text:style-name="P38"><draw:frame draw:style-name="fr1" draw:name="Object18" text:anchor-type="as-char" svg:y="-0.377cm" svg:width="6.239cm" svg:height="0.467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40">and:</text:p>
      <text:p text:style-name="P23"><draw:frame draw:style-name="fr1" draw:name="Object19" text:anchor-type="as-char" svg:y="-0.377cm" svg:width="8.17cm" svg:height="0.467cm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3"/>
      <text:p text:style-name="P38"><text:span text:style-name="T15">T</text:span>he factors of 284 are:</text:p>
      <text:p text:style-name="P38"><draw:frame draw:style-name="fr1" draw:name="Object20" text:anchor-type="as-char" svg:y="-0.377cm" svg:width="2.706cm" svg:height="0.467cm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P40">and</text:p>
      <text:p text:style-name="P23"><draw:frame draw:style-name="fr1" draw:name="Object21" text:anchor-type="as-char" svg:y="-0.377cm" svg:width="4.071cm" svg:height="0.467cm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3"><text:span text:style-name="T15">W</text:span>e say 220 and 284 are an amicable pair.</text:p>
      <text:p text:style-name="P23"/>
      <text:p text:style-name="P23">Pythagoras(?) discovered the amicable pair: 220 and 284</text:p>
      <text:p text:style-name="P23">Fermat discovered the amicable pair: 17296 and 18416</text:p>
      <text:p text:style-name="P24">Descartes <text:span text:style-name="T6">discovered the amicable pair: </text:span>9363584 and 9437056</text:p>
      <text:p text:style-name="P24">Euler then discovered another sixty amicable pairs!</text:p>
      <text:p text:style-name="P24">They all missed the pair, 1184 and 1210 which was not discovered until 1866 (by a 16 year old)</text:p>
      <text:p text:style-name="P32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8:06:00.049000000</meta:creation-date>
    <dc:date>2022-03-22T12:05:00.759000000</dc:date>
    <meta:editing-duration>PT4H8M27S</meta:editing-duration>
    <meta:editing-cycles>58</meta:editing-cycles>
    <meta:generator>LibreOffice/6.3.5.2$Windows_X86_64 LibreOffice_project/dd0751754f11728f69b42ee2af66670068624673</meta:generator>
    <meta:document-statistic meta:table-count="0" meta:image-count="0" meta:object-count="42" meta:page-count="3" meta:paragraph-count="77" meta:word-count="419" meta:character-count="2142" meta:non-whitespace-character-count="1729"/>
  </office:meta>
</office:document-meta>
</file>

<file path=Object 1/content.xml><?xml version="1.0" encoding="utf-8"?>
<math xmlns="http://www.w3.org/1998/Math/MathML" display="block">
  <semantics>
    <mrow>
      <msup>
        <mn>2</mn>
        <mn>5</mn>
      </msup>
      <mo stretchy="false">−</mo>
      <mn>1</mn>
    </mrow>
    <annotation encoding="StarMath 5.0">2^5-1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1/content.xml><?xml version="1.0" encoding="utf-8"?>
<math xmlns="http://www.w3.org/1998/Math/MathML" display="block">
  <semantics>
    <mrow>
      <mn>2</mn>
      <mi>p</mi>
    </mrow>
    <annotation encoding="StarMath 5.0">2p</annotation>
  </semantics>
</math>
</file>

<file path=Object 12/content.xml><?xml version="1.0" encoding="utf-8"?>
<math xmlns="http://www.w3.org/1998/Math/MathML" display="block">
  <semantics>
    <mrow>
      <mn>1</mn>
      <mi>,</mi>
      <mn>2</mn>
      <mi>,</mi>
      <mn>4</mn>
      <mi>,</mi>
      <mn>5</mn>
      <mi>,</mi>
      <mn>10</mn>
      <mi>,</mi>
      <mn>11</mn>
      <mi>,</mi>
      <mn>20</mn>
      <mi>,</mi>
      <mn>22</mn>
      <mi>,</mi>
      <mn>44</mn>
      <mi>,</mi>
      <mn>55</mn>
      <mi>,</mi>
      <mn>110</mn>
    </mrow>
    <annotation encoding="StarMath 5.0"> 1, 2, 4, 5, 10, 11, 20, 22, 44, 55, 110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sup>
            <mn>2</mn>
            <mn>6</mn>
          </msup>
          <mi>p</mi>
        </mrow>
      </mrow>
      <mo fence="true" stretchy="false">)</mo>
    </mrow>
    <annotation encoding="StarMath 5.0">({2^6} p)</annotation>
  </semantics>
</math>
</file>

<file path=Object 14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15/content.xml><?xml version="1.0" encoding="utf-8"?>
<math xmlns="http://www.w3.org/1998/Math/MathML" display="block">
  <semantics>
    <msup>
      <mn>2</mn>
      <mn>3</mn>
    </msup>
    <annotation encoding="StarMath 5.0">2^3</annotation>
  </semantics>
</math>
</file>

<file path=Object 16/content.xml><?xml version="1.0" encoding="utf-8"?>
<math xmlns="http://www.w3.org/1998/Math/MathML" display="block">
  <semantics>
    <mrow>
      <msup>
        <mn>2</mn>
        <mn>2</mn>
      </msup>
      <mi>p</mi>
    </mrow>
    <annotation encoding="StarMath 5.0">{2^2}p</annotation>
  </semantics>
</math>
</file>

<file path=Object 17/content.xml><?xml version="1.0" encoding="utf-8"?>
<math xmlns="http://www.w3.org/1998/Math/MathML" display="block">
  <semantics>
    <mrow>
      <msup>
        <mn>2</mn>
        <mn>3</mn>
      </msup>
      <mi>p</mi>
    </mrow>
    <annotation encoding="StarMath 5.0">{2^3}p</annotation>
  </semantics>
</math>
</file>

<file path=Object 18/content.xml><?xml version="1.0" encoding="utf-8"?>
<math xmlns="http://www.w3.org/1998/Math/MathML" display="block">
  <semantics>
    <mrow>
      <msup>
        <mn>2</mn>
        <mn>4</mn>
      </msup>
      <mi>p</mi>
    </mrow>
    <annotation encoding="StarMath 5.0">{2^4}p</annotation>
  </semantics>
</math>
</file>

<file path=Object 19/content.xml><?xml version="1.0" encoding="utf-8"?>
<math xmlns="http://www.w3.org/1998/Math/MathML" display="block">
  <semantics>
    <mrow>
      <msup>
        <mn>2</mn>
        <mn>5</mn>
      </msup>
      <mi>p</mi>
    </mrow>
    <annotation encoding="StarMath 5.0">{2^5}p</annotation>
  </semantics>
</math>
</file>

<file path=Object 20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5</mn>
        <mo stretchy="false">+</mo>
        <mn>10</mn>
        <mo stretchy="false">+</mo>
        <mn>11</mn>
        <mo stretchy="false">+</mo>
        <mn>20</mn>
        <mo stretchy="false">+</mo>
        <mn>22</mn>
        <mo stretchy="false">+</mo>
        <mn>44</mn>
        <mo stretchy="false">+</mo>
        <mn>55</mn>
        <mo stretchy="false">+</mo>
        <mn>110</mn>
      </mrow>
      <mo stretchy="false">=</mo>
      <mn>284</mn>
    </mrow>
    <annotation encoding="StarMath 5.0"> 1+ 2+ 4+ 5+ 10+ 11+ 20+ 22+ 44+ 55+ 110=284</annotation>
  </semantics>
</math>
</file>

<file path=Object 21/content.xml><?xml version="1.0" encoding="utf-8"?>
<math xmlns="http://www.w3.org/1998/Math/MathML" display="block">
  <semantics>
    <mrow>
      <mn>1</mn>
      <mi>,</mi>
      <mn>2</mn>
      <mi>,</mi>
      <mn>4</mn>
      <mi>,</mi>
      <mn>71</mn>
      <mi>,</mi>
      <mn>142</mn>
    </mrow>
    <annotation encoding="StarMath 5.0"> 1, 2, 4, 71, 142</annotation>
  </semantics>
</math>
</file>

<file path=Object 22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71</mn>
        <mo stretchy="false">+</mo>
        <mn>142</mn>
      </mrow>
      <mo stretchy="false">=</mo>
      <mn>220</mn>
    </mrow>
    <annotation encoding="StarMath 5.0"> 1+ 2+ 4+ 71+ 142=220</annotation>
  </semantics>
</math>
</file>

<file path=Object 23/content.xml><?xml version="1.0" encoding="utf-8"?>
<math xmlns="http://www.w3.org/1998/Math/MathML" display="block">
  <semantics>
    <mi>p</mi>
    <annotation encoding="StarMath 5.0"> p</annotation>
  </semantics>
</math>
</file>

<file path=Object 24/content.xml><?xml version="1.0" encoding="utf-8"?>
<math xmlns="http://www.w3.org/1998/Math/MathML" display="block">
  <semantics>
    <mrow>
      <msup>
        <mn>2</mn>
        <mrow>
          <mi>k</mi>
          <mo stretchy="false">−</mo>
          <mn>1</mn>
        </mrow>
      </msup>
      <mrow>
        <mrow>
          <mo fence="true" stretchy="false">(</mo>
          <mrow>
            <mrow>
              <msup>
                <mn>2</mn>
                <mi>k</mi>
              </msup>
              <mo stretchy="false">−</mo>
              <mn>1</mn>
            </mrow>
          </mrow>
          <mo fence="true" stretchy="false">)</mo>
        </mrow>
        <mo stretchy="false">=</mo>
        <msup>
          <mn>2</mn>
          <mi>k</mi>
        </msup>
      </mrow>
      <msup>
        <mn>2</mn>
        <mrow>
          <mo stretchy="false">−</mo>
          <mn>1</mn>
        </mrow>
      </msup>
      <mrow>
        <mrow>
          <mo fence="true" stretchy="false">(</mo>
          <mrow>
            <mrow>
              <msup>
                <mn>2</mn>
                <mi>k</mi>
              </msup>
              <mo stretchy="false">−</mo>
              <mn>1</mn>
            </mrow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sup>
              <mn>2</mn>
              <mi>k</mi>
            </msup>
            <mo stretchy="false">−</mo>
            <mn>1</mn>
          </mrow>
        </mrow>
        <mo fence="true" stretchy="false">)</mo>
      </mrow>
      <mrow>
        <mo fence="true" stretchy="false">(</mo>
        <mrow>
          <msup>
            <mn>2</mn>
            <mi>k</mi>
          </msup>
        </mrow>
        <mo fence="true" stretchy="false">)</mo>
      </mrow>
    </mrow>
    <annotation encoding="StarMath 5.0">2^{k-1}(2^k-1)={2^k}{2^-1} (2^k-1) =1over2( 2^k-1 )( 2^k)</annotation>
  </semantics>
</math>
</file>

<file path=Object 25/content.xml><?xml version="1.0" encoding="utf-8"?>
<math xmlns="http://www.w3.org/1998/Math/MathML" display="block">
  <semantics>
    <mn>1</mn>
    <annotation encoding="StarMath 5.0"> 1</annotation>
  </semantics>
</math>
</file>

<file path=Object 26/content.xml><?xml version="1.0" encoding="utf-8"?>
<math xmlns="http://www.w3.org/1998/Math/MathML" display="block">
  <semantics>
    <mi>p</mi>
    <annotation encoding="StarMath 5.0"> p </annotation>
  </semantics>
</math>
</file>

<file path=Object 27/content.xml><?xml version="1.0" encoding="utf-8"?>
<math xmlns="http://www.w3.org/1998/Math/MathML" display="block">
  <semantics>
    <mrow>
      <mn>1</mn>
      <mo stretchy="false">=</mo>
      <mi>p</mi>
    </mrow>
    <annotation encoding="StarMath 5.0"> 1=p</annotation>
  </semantics>
</math>
</file>

<file path=Object 28/content.xml><?xml version="1.0" encoding="utf-8"?>
<math xmlns="http://www.w3.org/1998/Math/MathML" display="block">
  <semantics>
    <mrow>
      <mfrac>
        <mn>1</mn>
        <mn>2</mn>
      </mfrac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1over2n(n+1)</annotation>
  </semantics>
</math>
</file>

<file path=Object 3/content.xml><?xml version="1.0" encoding="utf-8"?>
<math xmlns="http://www.w3.org/1998/Math/MathML" display="block">
  <semantics>
    <msup>
      <mn>2</mn>
      <mn>4</mn>
    </msup>
    <annotation encoding="StarMath 5.0">2^4 </annotation>
  </semantics>
</math>
</file>

<file path=Object 33/content.xml><?xml version="1.0" encoding="utf-8"?>
<math xmlns="http://www.w3.org/1998/Math/MathML" display="block">
  <semantics>
    <mrow>
      <msup>
        <mn>2</mn>
        <mi>k</mi>
      </msup>
      <mo stretchy="false">−</mo>
      <mn>1</mn>
    </mrow>
    <annotation encoding="StarMath 5.0">2^k-1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p>
            <mn>2</mn>
            <mn>6</mn>
          </msup>
          <mi>p</mi>
        </mrow>
      </mrow>
      <mo fence="true" stretchy="false">)</mo>
    </mrow>
    <annotation encoding="StarMath 5.0">({2^6}p)</annotation>
  </semantics>
</math>
</file>

<file path=Object 35/content.xml><?xml version="1.0" encoding="utf-8"?>
<math xmlns="http://www.w3.org/1998/Math/MathML" display="block">
  <semantics>
    <mrow>
      <msup>
        <mn>2</mn>
        <mrow>
          <mi>k</mi>
          <mo stretchy="false">−</mo>
          <mn>1</mn>
        </mrow>
      </msup>
      <mrow>
        <mo fence="true" stretchy="false">(</mo>
        <mrow>
          <mrow>
            <msup>
              <mn>2</mn>
              <mi>k</mi>
            </msup>
            <mo stretchy="false">−</mo>
            <mn>1</mn>
          </mrow>
        </mrow>
        <mo fence="true" stretchy="false">)</mo>
      </mrow>
    </mrow>
    <annotation encoding="StarMath 5.0">2^{k-1}(2^k-1)</annotation>
  </semantics>
</math>
</file>

<file path=Object 36/content.xml><?xml version="1.0" encoding="utf-8"?>
<math xmlns="http://www.w3.org/1998/Math/MathML" display="block">
  <semantics>
    <mi>p</mi>
    <annotation encoding="StarMath 5.0"> p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n>2</mn>
              <mo stretchy="false">+</mo>
              <msup>
                <mn>2</mn>
                <mn>2</mn>
              </msup>
              <mo stretchy="false">+</mo>
              <msup>
                <mn>2</mn>
                <mn>3</mn>
              </msup>
              <mo stretchy="false">+</mo>
              <msup>
                <mn>2</mn>
                <mn>4</mn>
              </msup>
              <mo stretchy="false">+</mo>
              <msup>
                <mn>2</mn>
                <mn>5</mn>
              </msup>
              <mo stretchy="false">+</mo>
              <msup>
                <mn>2</mn>
                <mn>6</mn>
              </msup>
            </mrow>
          </mrow>
          <mo fence="true" stretchy="false">)</mo>
        </mrow>
        <mo stretchy="false">+</mo>
        <mi>p</mi>
      </mrow>
      <mrow>
        <mo fence="true" stretchy="false">(</mo>
        <mrow>
          <mrow>
            <mn>1</mn>
            <mo stretchy="false">+</mo>
            <mn>2</mn>
            <mo stretchy="false">+</mo>
            <msup>
              <mn>2</mn>
              <mn>2</mn>
            </msup>
            <mo stretchy="false">+</mo>
            <msup>
              <mn>2</mn>
              <mn>3</mn>
            </msup>
            <mo stretchy="false">+</mo>
            <msup>
              <mn>2</mn>
              <mn>4</mn>
            </msup>
            <mo stretchy="false">+</mo>
            <msup>
              <mn>2</mn>
              <mn>5</mn>
            </msup>
          </mrow>
        </mrow>
        <mo fence="true" stretchy="false">)</mo>
      </mrow>
    </mrow>
    <annotation encoding="StarMath 5.0">(1+2+2^2+2^3+2^4+2^5+2^6)+p(1+2+2^2+2^3+2^4+2^5)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n>2</mn>
            <mo stretchy="false">+</mo>
            <msup>
              <mn>2</mn>
              <mn>2</mn>
            </msup>
            <mo stretchy="false">+</mo>
            <msup>
              <mn>2</mn>
              <mn>3</mn>
            </msup>
            <mo stretchy="false">+</mo>
            <msup>
              <mn>2</mn>
              <mn>4</mn>
            </msup>
            <mo stretchy="false">+</mo>
            <msup>
              <mn>2</mn>
              <mn>5</mn>
            </msup>
            <mo stretchy="false">+</mo>
            <msup>
              <mn>2</mn>
              <mn>6</mn>
            </msup>
          </mrow>
        </mrow>
        <mo fence="true" stretchy="false">)</mo>
      </mrow>
      <mo stretchy="false">=</mo>
      <mrow>
        <msup>
          <mn>2</mn>
          <mn>7</mn>
        </msup>
        <mo stretchy="false">−</mo>
        <mn>1</mn>
      </mrow>
    </mrow>
    <annotation encoding="StarMath 5.0">(1+2+2^2+2^3+2^4+2^5+2^6)=2^7-1</annotation>
  </semantics>
</math>
</file>

<file path=Object 4/content.xml><?xml version="1.0" encoding="utf-8"?>
<math xmlns="http://www.w3.org/1998/Math/MathML" display="block">
  <semantics>
    <mrow>
      <msup>
        <mn>2</mn>
        <mrow>
          <mi>k</mi>
          <mo stretchy="false">−</mo>
          <mn>1</mn>
        </mrow>
      </msup>
      <mrow>
        <mo fence="true" stretchy="false">(</mo>
        <mrow>
          <mrow>
            <msup>
              <mn>2</mn>
              <mi>k</mi>
            </msup>
            <mo stretchy="false">−</mo>
            <mn>1</mn>
          </mrow>
        </mrow>
        <mo fence="true" stretchy="false">)</mo>
      </mrow>
    </mrow>
    <annotation encoding="StarMath 5.0">2^{k-1}(2^k-1)</annotation>
  </semantics>
</math>
</file>

<file path=Object 40/content.xml><?xml version="1.0" encoding="utf-8"?>
<math xmlns="http://www.w3.org/1998/Math/MathML" display="block">
  <semantics>
    <mn>2</mn>
    <annotation encoding="StarMath 5.0">2</annotation>
  </semantics>
</math>
</file>

<file path=Object 41/content.xml><?xml version="1.0" encoding="utf-8"?>
<math xmlns="http://www.w3.org/1998/Math/MathML" display="block">
  <semantics>
    <mn>1</mn>
    <annotation encoding="StarMath 5.0">1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n>2</mn>
            <mo stretchy="false">+</mo>
            <msup>
              <mn>2</mn>
              <mn>2</mn>
            </msup>
            <mo stretchy="false">+</mo>
            <msup>
              <mn>2</mn>
              <mn>3</mn>
            </msup>
            <mo stretchy="false">+</mo>
            <msup>
              <mn>2</mn>
              <mn>4</mn>
            </msup>
            <mo stretchy="false">+</mo>
            <msup>
              <mn>2</mn>
              <mn>5</mn>
            </msup>
          </mrow>
        </mrow>
        <mo fence="true" stretchy="false">)</mo>
      </mrow>
      <mo stretchy="false">=</mo>
      <mrow>
        <msup>
          <mn>2</mn>
          <mn>6</mn>
        </msup>
        <mo stretchy="false">−</mo>
        <mn>1</mn>
      </mrow>
    </mrow>
    <annotation encoding="StarMath 5.0">(1+2+2^2+2^3+2^4+2^5)=2^6-1</annotation>
  </semantics>
</math>
</file>

<file path=Object 44/content.xml><?xml version="1.0" encoding="utf-8"?>
<math xmlns="http://www.w3.org/1998/Math/MathML" display="block">
  <semantics>
    <mrow>
      <mo fence="true" stretchy="false">(</mo>
      <mrow>
        <mrow>
          <msup>
            <mn>2</mn>
            <mn>6</mn>
          </msup>
          <mi>p</mi>
        </mrow>
      </mrow>
      <mo fence="true" stretchy="false">)</mo>
    </mrow>
    <annotation encoding="StarMath 5.0">({2^6}p)</annotation>
  </semantics>
</math>
</file>

<file path=Object 45/content.xml><?xml version="1.0" encoding="utf-8"?>
<math xmlns="http://www.w3.org/1998/Math/MathML" display="block">
  <semantics>
    <mrow>
      <mrow>
        <mrow>
          <mo fence="true" stretchy="false">(</mo>
          <mrow>
            <mrow>
              <msup>
                <mn>2</mn>
                <mn>7</mn>
              </msup>
              <mo stretchy="false">−</mo>
              <mn>1</mn>
            </mrow>
          </mrow>
          <mo fence="true" stretchy="false">)</mo>
        </mrow>
        <mo stretchy="false">+</mo>
        <mi>p</mi>
      </mrow>
      <mrow>
        <mo fence="true" stretchy="false">(</mo>
        <mrow>
          <mrow>
            <msup>
              <mn>2</mn>
              <mn>6</mn>
            </msup>
            <mo stretchy="false">−</mo>
            <mn>1</mn>
          </mrow>
        </mrow>
        <mo fence="true" stretchy="false">)</mo>
      </mrow>
    </mrow>
    <annotation encoding="StarMath 5.0">(2^7-1)+p(2^6-1)</annotation>
  </semantics>
</math>
</file>

<file path=Object 46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7</mn>
        <mo stretchy="false">+</mo>
        <mn>14</mn>
      </mrow>
      <mo stretchy="false">=</mo>
      <mn>28</mn>
    </mrow>
    <annotation encoding="StarMath 5.0">1+2+4+7+14= 28</annotation>
  </semantics>
</math>
</file>

<file path=Object 47/content.xml><?xml version="1.0" encoding="utf-8"?>
<math xmlns="http://www.w3.org/1998/Math/MathML" display="block">
  <semantics>
    <mrow>
      <mi>p</mi>
      <mo stretchy="false">=</mo>
      <mrow>
        <msup>
          <mn>2</mn>
          <mn>7</mn>
        </msup>
        <mo stretchy="false">−</mo>
        <mn>1</mn>
      </mrow>
    </mrow>
    <annotation encoding="StarMath 5.0">p=2^7-1</annotation>
  </semantics>
</math>
</file>

<file path=Object 48/content.xml><?xml version="1.0" encoding="utf-8"?>
<math xmlns="http://www.w3.org/1998/Math/MathML" display="block">
  <semantics>
    <mrow>
      <mo fence="true" stretchy="false">(</mo>
      <mrow>
        <mrow>
          <msup>
            <mn>2</mn>
            <mn>6</mn>
          </msup>
          <mi>p</mi>
        </mrow>
      </mrow>
      <mo fence="true" stretchy="false">)</mo>
    </mrow>
    <annotation encoding="StarMath 5.0">({2^6}p)</annotation>
  </semantics>
</math>
</file>

<file path=Object 5/content.xml><?xml version="1.0" encoding="utf-8"?>
<math xmlns="http://www.w3.org/1998/Math/MathML" display="block">
  <semantics>
    <mrow>
      <msup>
        <mn>2</mn>
        <mi>k</mi>
      </msup>
      <mo stretchy="false">−</mo>
      <mn>1</mn>
    </mrow>
    <annotation encoding="StarMath 5.0">2^k-1</annotation>
  </semantics>
</math>
</file>

<file path=Object 51/content.xml><?xml version="1.0" encoding="utf-8"?>
<math xmlns="http://www.w3.org/1998/Math/MathML" display="block">
  <semantics>
    <mrow>
      <mrow>
        <mrow>
          <mo fence="true" stretchy="false">(</mo>
          <mrow>
            <mrow>
              <msup>
                <mn>2</mn>
                <mn>7</mn>
              </msup>
              <mo stretchy="false">−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sup>
                <mn>2</mn>
                <mn>7</mn>
              </msup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sup>
                <mn>2</mn>
                <mn>6</mn>
              </msup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sup>
                <mn>2</mn>
                <mn>7</mn>
              </msup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n>1</mn>
              <mo stretchy="false">+</mo>
              <mrow>
                <mo fence="true" stretchy="false">(</mo>
                <mrow>
                  <mrow>
                    <msup>
                      <mn>2</mn>
                      <mn>6</mn>
                    </msup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sup>
                <mn>2</mn>
                <mn>7</mn>
              </msup>
              <mo stretchy="false">−</mo>
              <mn>1</mn>
            </mrow>
          </mrow>
          <mo fence="true" stretchy="false">)</mo>
        </mrow>
      </mrow>
      <mrow>
        <msup>
          <mn>2</mn>
          <mn>6</mn>
        </msup>
        <mo stretchy="false">=</mo>
        <msup>
          <mn>2</mn>
          <mn>6</mn>
        </msup>
      </mrow>
      <mi>p</mi>
    </mrow>
    <annotation encoding="StarMath 5.0">(2^7-1)+(2^7-1)(2^6-1)=(2^7-1)( 1+(2^6-1) )=( 2^7-1 )2^6={2^6}p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sup>
            <mn>2</mn>
            <mn>6</mn>
          </msup>
          <mi>p</mi>
        </mrow>
      </mrow>
      <mo fence="true" stretchy="false">)</mo>
    </mrow>
    <annotation encoding="StarMath 5.0">({2^6}p)</annotation>
  </semantics>
</math>
</file>

<file path=Object 6/content.xml><?xml version="1.0" encoding="utf-8"?>
<math xmlns="http://www.w3.org/1998/Math/MathML" display="block">
  <semantics>
    <mrow>
      <msup>
        <mn>2</mn>
        <mn>4</mn>
      </msup>
      <mrow>
        <mo fence="true" stretchy="false">(</mo>
        <mrow>
          <mrow>
            <msup>
              <mn>2</mn>
              <mn>5</mn>
            </msup>
            <mo stretchy="false">−</mo>
            <mn>1</mn>
          </mrow>
        </mrow>
        <mo fence="true" stretchy="false">)</mo>
      </mrow>
    </mrow>
    <annotation encoding="StarMath 5.0">2^4(2^5-1)</annotation>
  </semantics>
</math>
</file>

<file path=Object 8/content.xml><?xml version="1.0" encoding="utf-8"?>
<math xmlns="http://www.w3.org/1998/Math/MathML" display="block">
  <semantics>
    <msup>
      <mn>2</mn>
      <mn>5</mn>
    </msup>
    <annotation encoding="StarMath 5.0">2^5</annotation>
  </semantics>
</math>
</file>

<file path=Object 9/content.xml><?xml version="1.0" encoding="utf-8"?>
<math xmlns="http://www.w3.org/1998/Math/MathML" display="block">
  <semantics>
    <msup>
      <mn>2</mn>
      <mn>6</mn>
    </msup>
    <annotation encoding="StarMath 5.0">2^6</annotation>
  </semantics>
</math>
</file>